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4cm" fo:min-width="8.8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0.739cm"/>
    </style:style>
    <style:style style:name="gr3" style:family="graphic" style:parent-style-name="standard">
      <style:graphic-properties svg:stroke-width="0.159cm" svg:stroke-color="#661900" draw:marker-start-width="0.438cm" draw:marker-end-width="0.438cm" draw:fill-color="#ffffff" draw:opacity="0%" draw:opacity-name="" draw:textarea-vertical-align="middle" fo:padding-top="0.204cm" fo:padding-bottom="0.204cm" fo:padding-left="0.329cm" fo:padding-right="0.329cm"/>
    </style:style>
    <style:style style:name="P1" style:family="paragraph">
      <style:text-properties fo:font-size="120pt"/>
    </style:style>
    <style:style style:name="P2" style:family="paragraph">
      <style:text-properties fo:color="#661900" fo:font-family="'Courier New'" style:font-family-generic="modern" style:font-pitch="variable" fo:font-size="120pt" fo:font-weight="bold" style:font-size-asian="140pt" style:font-size-complex="140pt"/>
    </style:style>
    <style:style style:name="P3" style:family="paragraph">
      <style:text-properties fo:color="#990000" fo:font-family="'Devanagari Sangam MN'" style:font-pitch="variable" fo:font-size="120pt" style:font-size-asian="120pt" style:font-size-complex="120pt"/>
    </style:style>
    <style:style style:name="P4" style:family="paragraph">
      <style:paragraph-properties fo:text-align="center"/>
    </style:style>
    <style:style style:name="T1" style:family="text">
      <style:text-properties fo:color="#661900" fo:font-family="'Courier New'" style:font-family-generic="modern" style:font-pitch="variable" fo:font-weight="bold" style:font-size-asian="140pt" style:font-size-complex="140pt"/>
    </style:style>
    <style:style style:name="T2" style:family="text">
      <style:text-properties fo:color="#990000" fo:font-family="'Devanagari Sangam MN'" style:font-pitch="variable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2cm" svg:height="5.844cm" svg:x="1.008cm" svg:y="2.1cm">
          <draw:text-box>
            <text:p text:style-name="P1"><text:span text:style-name="T1">M L</text:span></text:p>
          </draw:text-box>
        </draw:frame>
        <draw:frame draw:style-name="gr2" draw:text-style-name="P3" draw:layer="layout" svg:width="1.239cm" svg:height="5.971cm" svg:x="4.5cm" svg:y="3.5cm">
          <draw:text-box>
            <text:p text:style-name="P1"><text:span text:style-name="T2">j</text:span></text:p>
          </draw:text-box>
        </draw:frame>
        <draw:circle draw:style-name="gr3" draw:text-style-name="P4" draw:layer="layout" svg:width="9.309cm" svg:height="9.309cm" draw:transform="skewX (-0.000349065850398801) rotate (0.0118682389135592) translate (0.335cm 0.456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Livesey</meta:initial-creator>
    <meta:creation-date>2015-12-20T07:19:57</meta:creation-date>
    <dc:date>2015-12-20T07:37:03</dc:date>
    <dc:creator>Matt Livesey</dc:creator>
    <meta:editing-duration>PT14M36S</meta:editing-duration>
    <meta:editing-cycles>3</meta:editing-cycles>
    <meta:generator>OpenOffice/4.1.1$Unix OpenOffice.org_project/411m6$Build-9775</meta:generator>
    <meta:document-statistic meta:object-count="3"/>
  </office:meta>
</office:document-meta>
</file>